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396cm" fo:min-width="0.304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399cm" fo:min-width="0.301cm"/>
    </style:style>
    <style:style style:name="gr7" style:family="graphic" style:parent-style-name="standard">
      <style:graphic-properties draw:textarea-horizontal-align="justify" draw:textarea-vertical-align="middle" draw:auto-grow-height="false" fo:min-height="2.388cm" fo:min-width="0.301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37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9cm"/>
      <style:paragraph-properties style:writing-mode="lr-tb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glue-point draw:id="4" svg:x="-4.828cm" svg:y="-2.346cm"/>
          <draw:glue-point draw:id="5" svg:x="-4.828cm" svg:y="2.296cm"/>
          <draw:custom-shape draw:style-name="gr1" draw:text-style-name="P1" draw:layer="layout" svg:width="2.796cm" svg:height="2.563cm" draw:transform="rotate (1.5707963267949) translate (12.898cm 10.27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2" draw:layer="layout" svg:width="0.875cm" svg:height="2.384cm" svg:x="12.883cm" svg:y="7.741cm">
            <draw:text-box>
              <text:p>+</text:p>
              <text:p/>
              <text:p>-</text:p>
            </draw:text-box>
          </draw:frame>
        </draw:g>
        <draw:g>
          <draw:custom-shape draw:style-name="gr3" draw:text-style-name="P1" draw:layer="layout" svg:width="0.804cm" svg:height="2.646cm" draw:transform="rotate (1.5707963267949) translate (19.283cm 9.449cm)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19.292cm" svg:y1="9.042cm" svg:x2="18.069cm" svg:y2="9.026cm">
            <text:p/>
          </draw:line>
          <draw:line draw:style-name="gr4" draw:text-style-name="P3" draw:layer="layout" svg:x1="23.193cm" svg:y1="9.042cm" svg:x2="21.97cm" svg:y2="9.026cm">
            <text:p/>
          </draw:line>
        </draw:g>
        <draw:custom-shape draw:style-name="gr5" draw:text-style-name="P4" draw:layer="layout" svg:width="1.842cm" svg:height="1.843cm" svg:x="16.085cm" svg:y="2.656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1.842cm" svg:height="1.843cm" svg:x="12.967cm" svg:y="10.639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842cm" svg:height="1.843cm" svg:x="2.006cm" svg:y="3.976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1" draw:layer="layout" svg:width="0.801cm" svg:height="2.649cm" svg:x="16.261cm" svg:y="13.3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16.668cm" svg:y1="13.4cm" svg:x2="16.684cm" svg:y2="12.177cm">
            <text:p/>
          </draw:line>
          <draw:line draw:style-name="gr4" draw:text-style-name="P3" draw:layer="layout" svg:x1="16.668cm" svg:y1="17.301cm" svg:x2="16.684cm" svg:y2="16.078cm">
            <text:p/>
          </draw:line>
        </draw:g>
        <draw:g>
          <draw:custom-shape draw:style-name="gr7" draw:text-style-name="P1" draw:layer="layout" svg:width="0.801cm" svg:height="2.638cm" draw:transform="skewX (-0.0174532925199433) translate (9.535cm 14.275cm)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9.942cm" svg:y1="14.284cm" svg:x2="9.936cm" svg:y2="13.066cm">
            <text:p/>
          </draw:line>
          <draw:line draw:style-name="gr4" draw:text-style-name="P3" draw:layer="layout" svg:x1="10.011cm" svg:y1="18.17cm" svg:x2="10.005cm" svg:y2="16.952cm">
            <text:p/>
          </draw:line>
        </draw:g>
        <draw:g>
          <draw:custom-shape draw:style-name="gr6" draw:text-style-name="P1" draw:layer="layout" svg:width="0.801cm" svg:height="2.649cm" svg:x="4.59cm" svg:y="13.6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4.997cm" svg:y1="13.684cm" svg:x2="5.013cm" svg:y2="12.461cm">
            <text:p/>
          </draw:line>
          <draw:line draw:style-name="gr4" draw:text-style-name="P3" draw:layer="layout" svg:x1="4.997cm" svg:y1="17.585cm" svg:x2="5.013cm" svg:y2="16.362cm">
            <text:p/>
          </draw:line>
        </draw:g>
        <draw:g>
          <draw:line draw:style-name="gr4" draw:text-style-name="P3" draw:layer="layout" svg:x1="6.509cm" svg:y1="9.363cm" svg:x2="6.509cm" svg:y2="7.347cm">
            <text:p/>
          </draw:line>
          <draw:line draw:style-name="gr4" draw:text-style-name="P3" draw:layer="layout" svg:x1="6.509cm" svg:y1="9.363cm" svg:x2="6.509cm" svg:y2="7.347cm">
            <text:p/>
          </draw:line>
          <draw:line draw:style-name="gr4" draw:text-style-name="P3" draw:layer="layout" svg:x1="7.41cm" svg:y1="9.363cm" svg:x2="7.41cm" svg:y2="7.347cm">
            <text:p/>
          </draw:line>
          <draw:line draw:style-name="gr4" draw:text-style-name="P3" draw:layer="layout" svg:x1="8.629cm" svg:y1="8.37cm" svg:x2="7.406cm" svg:y2="8.354cm">
            <text:p/>
          </draw:line>
          <draw:line draw:style-name="gr4" draw:text-style-name="P3" draw:layer="layout" svg:x1="6.528cm" svg:y1="8.37cm" svg:x2="5.305cm" svg:y2="8.354cm">
            <text:p/>
          </draw:line>
        </draw:g>
        <draw:g>
          <draw:line draw:style-name="gr4" draw:text-style-name="P3" draw:layer="layout" svg:x1="24.004cm" svg:y1="10.552cm" svg:x2="26.02cm" svg:y2="10.552cm">
            <text:p/>
          </draw:line>
          <draw:line draw:style-name="gr4" draw:text-style-name="P3" draw:layer="layout" svg:x1="24.004cm" svg:y1="10.552cm" svg:x2="26.02cm" svg:y2="10.552cm">
            <text:p/>
          </draw:line>
          <draw:line draw:style-name="gr4" draw:text-style-name="P3" draw:layer="layout" svg:x1="24.004cm" svg:y1="11.452cm" svg:x2="26.02cm" svg:y2="11.452cm">
            <text:p/>
          </draw:line>
          <draw:line draw:style-name="gr4" draw:text-style-name="P3" draw:layer="layout" svg:x1="24.998cm" svg:y1="12.668cm" svg:x2="25.014cm" svg:y2="11.445cm">
            <text:p/>
          </draw:line>
          <draw:line draw:style-name="gr4" draw:text-style-name="P3" draw:layer="layout" svg:x1="24.998cm" svg:y1="10.57cm" svg:x2="25.014cm" svg:y2="9.347cm">
            <text:p/>
          </draw:line>
        </draw:g>
        <draw:line draw:style-name="gr8" draw:text-style-name="P3" draw:layer="layout" svg:x1="13.985cm" svg:y1="8.173cm" svg:x2="14.032cm" svg:y2="2.031cm">
          <text:p/>
        </draw:line>
        <draw:line draw:style-name="gr8" draw:text-style-name="P3" draw:layer="layout" svg:x1="13.985cm" svg:y1="10.583cm" svg:x2="13.985cm" svg:y2="9.591cm">
          <text:p/>
        </draw:line>
        <draw:connector draw:style-name="gr9" draw:text-style-name="P1" draw:layer="layout" svg:x1="13.888cm" svg:y1="12.482cm" svg:x2="13.938cm" svg:y2="13.843cm" draw:start-shape="id1" draw:start-glue-point="8" svg:d="M13888 12482v931h50v430" svg:viewBox="0 0 51 1362">
          <text:p/>
        </draw:connector>
        <draw:g>
          <draw:line draw:style-name="gr4" draw:text-style-name="P3" draw:layer="layout" svg:x1="5.999cm" svg:y1="18.563cm" svg:x2="4.056cm" svg:y2="18.572cm">
            <text:p/>
          </draw:line>
          <draw:line draw:style-name="gr4" draw:text-style-name="P3" draw:layer="layout" svg:x1="6cm" svg:y1="18.558cm" svg:x2="4.057cm" svg:y2="18.567cm">
            <text:p/>
          </draw:line>
          <draw:line draw:style-name="gr4" draw:text-style-name="P3" draw:layer="layout" svg:x1="4.586cm" svg:y1="18.769cm" svg:x2="5.551cm" svg:y2="18.769cm">
            <text:p/>
          </draw:line>
          <draw:line draw:style-name="gr4" draw:text-style-name="P3" draw:layer="layout" svg:x1="4.847cm" svg:y1="18.946cm" svg:x2="5.311cm" svg:y2="18.946cm">
            <text:p/>
          </draw:line>
          <draw:line draw:style-name="gr4" draw:text-style-name="P3" draw:layer="layout" svg:x1="5.053cm" svg:y1="18.55cm" svg:x2="5.061cm" svg:y2="18.095cm">
            <text:p/>
          </draw:line>
        </draw:g>
        <draw:g>
          <draw:line draw:style-name="gr4" draw:text-style-name="P3" draw:layer="layout" svg:x1="3.92cm" svg:y1="7.178cm" svg:x2="1.977cm" svg:y2="7.187cm">
            <text:p/>
          </draw:line>
          <draw:line draw:style-name="gr4" draw:text-style-name="P3" draw:layer="layout" svg:x1="3.921cm" svg:y1="7.173cm" svg:x2="1.978cm" svg:y2="7.182cm">
            <text:p/>
          </draw:line>
          <draw:line draw:style-name="gr4" draw:text-style-name="P3" draw:layer="layout" svg:x1="2.507cm" svg:y1="7.384cm" svg:x2="3.472cm" svg:y2="7.384cm">
            <text:p/>
          </draw:line>
          <draw:line draw:style-name="gr4" draw:text-style-name="P3" draw:layer="layout" svg:x1="2.768cm" svg:y1="7.561cm" svg:x2="3.232cm" svg:y2="7.561cm">
            <text:p/>
          </draw:line>
          <draw:line draw:style-name="gr4" draw:text-style-name="P3" draw:layer="layout" svg:x1="2.974cm" svg:y1="7.165cm" svg:x2="2.982cm" svg:y2="6.71cm">
            <text:p/>
          </draw:line>
        </draw:g>
        <draw:g>
          <draw:line draw:style-name="gr4" draw:text-style-name="P3" draw:layer="layout" svg:x1="17.906cm" svg:y1="5.949cm" svg:x2="15.963cm" svg:y2="5.958cm">
            <text:p/>
          </draw:line>
          <draw:line draw:style-name="gr4" draw:text-style-name="P3" draw:layer="layout" svg:x1="17.907cm" svg:y1="5.944cm" svg:x2="15.964cm" svg:y2="5.953cm">
            <text:p/>
          </draw:line>
          <draw:line draw:style-name="gr4" draw:text-style-name="P3" draw:layer="layout" svg:x1="16.493cm" svg:y1="6.155cm" svg:x2="17.458cm" svg:y2="6.155cm">
            <text:p/>
          </draw:line>
          <draw:line draw:style-name="gr4" draw:text-style-name="P3" draw:layer="layout" svg:x1="16.754cm" svg:y1="6.332cm" svg:x2="17.218cm" svg:y2="6.332cm">
            <text:p/>
          </draw:line>
          <draw:line draw:style-name="gr4" draw:text-style-name="P3" draw:layer="layout" svg:x1="16.96cm" svg:y1="5.936cm" svg:x2="16.968cm" svg:y2="5.481cm">
            <text:p/>
          </draw:line>
        </draw:g>
        <draw:g>
          <draw:line draw:style-name="gr4" draw:text-style-name="P3" draw:layer="layout" svg:x1="14.881cm" svg:y1="14.217cm" svg:x2="12.938cm" svg:y2="14.226cm">
            <text:p/>
          </draw:line>
          <draw:line draw:style-name="gr4" draw:text-style-name="P3" draw:layer="layout" svg:x1="14.882cm" svg:y1="14.212cm" svg:x2="12.939cm" svg:y2="14.221cm">
            <text:p/>
          </draw:line>
          <draw:line draw:style-name="gr4" draw:text-style-name="P3" draw:layer="layout" svg:x1="13.468cm" svg:y1="14.423cm" svg:x2="14.433cm" svg:y2="14.423cm">
            <text:p/>
          </draw:line>
          <draw:line draw:style-name="gr4" draw:text-style-name="P3" draw:layer="layout" svg:x1="13.729cm" svg:y1="14.6cm" svg:x2="14.193cm" svg:y2="14.6cm">
            <text:p/>
          </draw:line>
          <draw:line draw:style-name="gr4" draw:text-style-name="P3" draw:layer="layout" svg:x1="13.935cm" svg:y1="14.204cm" svg:x2="13.943cm" svg:y2="13.749cm">
            <text:p/>
          </draw:line>
        </draw:g>
        <draw:g>
          <draw:line draw:style-name="gr4" draw:text-style-name="P3" draw:layer="layout" svg:x1="25.937cm" svg:y1="15.2cm" svg:x2="23.994cm" svg:y2="15.207cm">
            <text:p/>
          </draw:line>
          <draw:line draw:style-name="gr4" draw:text-style-name="P3" draw:layer="layout" svg:x1="25.938cm" svg:y1="15.196cm" svg:x2="23.995cm" svg:y2="15.203cm">
            <text:p/>
          </draw:line>
          <draw:line draw:style-name="gr4" draw:text-style-name="P3" draw:layer="layout" svg:x1="24.524cm" svg:y1="15.36cm" svg:x2="25.489cm" svg:y2="15.36cm">
            <text:p/>
          </draw:line>
          <draw:line draw:style-name="gr4" draw:text-style-name="P3" draw:layer="layout" svg:x1="24.785cm" svg:y1="15.497cm" svg:x2="25.249cm" svg:y2="15.497cm">
            <text:p/>
          </draw:line>
          <draw:line draw:style-name="gr4" draw:text-style-name="P3" draw:layer="layout" svg:x1="24.991cm" svg:y1="15.19cm" svg:x2="24.999cm" svg:y2="14.836cm">
            <text:p/>
          </draw:line>
        </draw:g>
        <draw:custom-shape draw:style-name="gr10" draw:text-style-name="P1" draw:layer="layout" svg:width="0.33cm" svg:height="0.424cm" svg:x="27.214cm" svg:y="8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2.221cm" svg:height="0.962cm" svg:x="4.346cm" svg:y="14.458cm">
          <draw:text-box>
            <text:p>R4</text:p>
          </draw:text-box>
        </draw:frame>
        <draw:frame draw:style-name="gr12" draw:text-style-name="P2" draw:layer="layout" svg:width="1.37cm" svg:height="1.673cm" svg:x="9.285cm" svg:y="14.836cm">
          <draw:text-box>
            <text:p>R5</text:p>
          </draw:text-box>
        </draw:frame>
        <draw:frame draw:style-name="gr13" draw:text-style-name="P2" draw:layer="layout" svg:width="1.311cm" svg:height="1.199cm" svg:x="16.017cm" svg:y="14.268cm">
          <draw:text-box>
            <text:p>R3</text:p>
          </draw:text-box>
        </draw:frame>
        <draw:frame draw:style-name="gr11" draw:text-style-name="P2" draw:layer="layout" svg:width="1.701cm" svg:height="0.962cm" svg:x="4.204cm" svg:y="4.299cm">
          <draw:text-box>
            <text:p>Vin</text:p>
          </draw:text-box>
        </draw:frame>
        <draw:frame draw:style-name="gr14" draw:text-style-name="P2" draw:layer="layout" svg:width="1.654cm" svg:height="1.085cm" svg:x="18.142cm" svg:y="3.12cm">
          <draw:text-box>
            <text:p>Vcc</text:p>
          </draw:text-box>
        </draw:frame>
        <draw:frame draw:style-name="gr11" draw:text-style-name="P2" draw:layer="layout" svg:width="1.843cm" svg:height="0.962cm" svg:x="11.244cm" svg:y="10.772cm">
          <draw:text-box>
            <text:p>Vee</text:p>
          </draw:text-box>
        </draw:frame>
        <draw:frame draw:style-name="gr11" draw:text-style-name="P2" draw:layer="layout" svg:width="1.323cm" svg:height="0.962cm" svg:x="19.891cm" svg:y="8.522cm">
          <draw:text-box>
            <text:p>R2</text:p>
          </draw:text-box>
        </draw:frame>
        <draw:frame draw:style-name="gr11" draw:text-style-name="P2" draw:layer="layout" svg:width="1.607cm" svg:height="0.962cm" svg:x="6.095cm" svg:y="5.497cm">
          <draw:text-box>
            <text:p>C1</text:p>
          </draw:text-box>
        </draw:frame>
        <draw:frame draw:style-name="gr11" draw:text-style-name="P2" draw:layer="layout" svg:width="1.418cm" svg:height="0.962cm" svg:x="22.394cm" svg:y="10.348cm">
          <draw:text-box>
            <text:p>C2</text:p>
          </draw:text-box>
        </draw:frame>
        <draw:frame draw:style-name="gr11" draw:text-style-name="P2" draw:layer="layout" svg:width="0.945cm" svg:height="0.962cm" svg:x="9.449cm" svg:y="8.834cm">
          <draw:text-box>
            <text:p>2</text:p>
          </draw:text-box>
        </draw:frame>
        <draw:frame draw:style-name="gr15" draw:text-style-name="P2" draw:layer="layout" svg:width="0.897cm" svg:height="0.963cm" svg:x="10.63cm" svg:y="7.323cm">
          <draw:text-box>
            <text:p>3</text:p>
          </draw:text-box>
        </draw:frame>
        <draw:frame draw:style-name="gr16" draw:text-style-name="P2" draw:layer="layout" svg:width="1.228cm" svg:height="1.104cm" svg:x="16.49cm" svg:y="7.937cm">
          <draw:text-box>
            <text:p>4</text:p>
          </draw:text-box>
        </draw:frame>
        <draw:frame draw:style-name="gr12" draw:text-style-name="P2" draw:layer="layout" svg:width="1.465cm" svg:height="1.673cm" svg:x="24.379cm" svg:y="7.795cm">
          <draw:text-box>
            <text:p>out</text:p>
          </draw:text-box>
        </draw:frame>
        <draw:line draw:style-name="gr8" draw:text-style-name="P3" draw:layer="layout" svg:x1="25.041cm" svg:y1="15.072cm" svg:x2="24.993cm" svg:y2="12.284cm">
          <text:p/>
        </draw:line>
        <draw:line draw:style-name="gr8" draw:text-style-name="P3" draw:layer="layout" svg:x1="25.041cm" svg:y1="9.591cm" svg:x2="24.993cm" svg:y2="9.071cm">
          <text:p/>
        </draw:line>
        <draw:line draw:style-name="gr8" draw:text-style-name="P3" draw:layer="layout" svg:x1="18.19cm" svg:y1="9.071cm" svg:x2="15.497cm" svg:y2="8.929cm">
          <text:p/>
        </draw:line>
        <draw:line draw:style-name="gr8" draw:text-style-name="P3" draw:layer="layout" svg:x1="16.678cm" svg:y1="12.567cm" svg:x2="16.725cm" svg:y2="8.977cm">
          <text:p/>
        </draw:line>
        <draw:line draw:style-name="gr8" draw:text-style-name="P3" draw:layer="layout" svg:x1="16.678cm" svg:y1="17.245cm" svg:x2="16.678cm" svg:y2="19.088cm">
          <text:p/>
        </draw:line>
        <draw:line draw:style-name="gr8" draw:text-style-name="P3" draw:layer="layout" svg:x1="10.111cm" svg:y1="18.993cm" svg:x2="16.82cm" svg:y2="18.993cm">
          <text:p/>
        </draw:line>
        <draw:line draw:style-name="gr8" draw:text-style-name="P3" draw:layer="layout" svg:x1="10.016cm" svg:y1="19.088cm" svg:x2="10.016cm" svg:y2="17.954cm">
          <text:p/>
        </draw:line>
        <draw:line draw:style-name="gr8" draw:text-style-name="P3" draw:layer="layout" svg:x1="9.922cm" svg:y1="13.087cm" svg:x2="9.922cm" svg:y2="9.827cm">
          <text:p/>
        </draw:line>
        <draw:line draw:style-name="gr8" draw:text-style-name="P3" draw:layer="layout" svg:x1="12.945cm" svg:y1="9.827cm" svg:x2="5.055cm" svg:y2="9.78cm">
          <text:p/>
        </draw:line>
        <draw:line draw:style-name="gr8" draw:text-style-name="P3" draw:layer="layout" svg:x1="5.008cm" svg:y1="9.827cm" svg:x2="5.008cm" svg:y2="12.567cm">
          <text:p/>
        </draw:line>
        <draw:line draw:style-name="gr8" draw:text-style-name="P3" draw:layer="layout" svg:x1="8.599cm" svg:y1="8.362cm" svg:x2="12.945cm" svg:y2="8.41cm">
          <text:p/>
        </draw:line>
        <draw:line draw:style-name="gr8" draw:text-style-name="P3" draw:layer="layout" svg:x1="5.622cm" svg:y1="8.362cm" svg:x2="1.512cm" svg:y2="8.315cm">
          <text:p/>
        </draw:line>
        <draw:line draw:style-name="gr8" draw:text-style-name="P3" draw:layer="layout" svg:x1="1.606cm" svg:y1="8.315cm" svg:x2="1.559cm" svg:y2="3.213cm">
          <text:p/>
        </draw:line>
        <draw:line draw:style-name="gr8" draw:text-style-name="P3" draw:layer="layout" svg:x1="1.653cm" svg:y1="3.213cm" svg:x2="2.976cm" svg:y2="3.213cm">
          <text:p/>
        </draw:line>
        <draw:line draw:style-name="gr8" draw:text-style-name="P3" draw:layer="layout" svg:x1="2.976cm" svg:y1="3.968cm" svg:x2="2.976cm" svg:y2="3.213cm">
          <text:p/>
        </draw:line>
        <draw:line draw:style-name="gr8" draw:text-style-name="P3" draw:layer="layout" svg:x1="2.976cm" svg:y1="6.898cm" svg:x2="2.976cm" svg:y2="5.764cm">
          <text:p/>
        </draw:line>
        <draw:line draw:style-name="gr8" draw:text-style-name="P3" draw:layer="layout" svg:x1="23.009cm" svg:y1="9.024cm" svg:x2="27.214cm" svg:y2="9.024cm">
          <text:p/>
        </draw:line>
        <draw:line draw:style-name="gr8" draw:text-style-name="P3" draw:layer="layout" svg:x1="5.055cm" svg:y1="18.284cm" svg:x2="4.961cm" svg:y2="17.245cm">
          <text:p/>
        </draw:line>
        <draw:frame draw:style-name="gr11" draw:text-style-name="P2" draw:layer="layout" svg:width="0.992cm" svg:height="0.962cm" svg:x="12.898cm" svg:y="17.859cm">
          <draw:text-box>
            <text:p>5</text:p>
          </draw:text-box>
        </draw:frame>
        <draw:frame draw:style-name="gr11" draw:text-style-name="P2" draw:layer="layout" svg:width="1.039cm" svg:height="0.962cm" svg:x="4.157cm" svg:y="7.512cm">
          <draw:text-box>
            <text:p>in</text:p>
          </draw:text-box>
        </draw:frame>
        <draw:line draw:style-name="gr8" draw:text-style-name="P3" draw:layer="layout" svg:x1="17.009cm" svg:y1="5.575cm" svg:x2="17.009cm" svg:y2="4.488cm">
          <text:p/>
        </draw:line>
        <draw:line draw:style-name="gr8" draw:text-style-name="P3" draw:layer="layout" svg:x1="14.032cm" svg:y1="2.079cm" svg:x2="17.056cm" svg:y2="2.079cm">
          <text:p/>
        </draw:line>
        <draw:line draw:style-name="gr8" draw:text-style-name="P3" draw:layer="layout" svg:x1="17.056cm" svg:y1="2.079cm" svg:x2="17.056cm" svg:y2="2.646cm">
          <text:p/>
        </draw:line>
        <draw:g>
          <draw:custom-shape draw:style-name="gr6" draw:text-style-name="P1" draw:layer="layout" svg:width="0.801cm" svg:height="2.649cm" svg:x="9.126cm" svg:y="4.5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9.533cm" svg:y1="4.518cm" svg:x2="9.549cm" svg:y2="3.295cm">
            <text:p/>
          </draw:line>
          <draw:line draw:style-name="gr4" draw:text-style-name="P3" draw:layer="layout" svg:x1="9.533cm" svg:y1="8.419cm" svg:x2="9.549cm" svg:y2="7.196cm">
            <text:p/>
          </draw:line>
        </draw:g>
        <draw:g>
          <draw:line draw:style-name="gr4" draw:text-style-name="P3" draw:layer="layout" svg:x1="12.425cm" svg:y1="3.542cm" svg:x2="10.482cm" svg:y2="3.551cm">
            <text:p/>
          </draw:line>
          <draw:line draw:style-name="gr4" draw:text-style-name="P3" draw:layer="layout" svg:x1="12.426cm" svg:y1="3.537cm" svg:x2="10.483cm" svg:y2="3.546cm">
            <text:p/>
          </draw:line>
          <draw:line draw:style-name="gr4" draw:text-style-name="P3" draw:layer="layout" svg:x1="11.012cm" svg:y1="3.748cm" svg:x2="11.977cm" svg:y2="3.748cm">
            <text:p/>
          </draw:line>
          <draw:line draw:style-name="gr4" draw:text-style-name="P3" draw:layer="layout" svg:x1="11.273cm" svg:y1="3.925cm" svg:x2="11.737cm" svg:y2="3.925cm">
            <text:p/>
          </draw:line>
          <draw:line draw:style-name="gr4" draw:text-style-name="P3" draw:layer="layout" svg:x1="11.479cm" svg:y1="3.529cm" svg:x2="11.487cm" svg:y2="3.074cm">
            <text:p/>
          </draw:line>
        </draw:g>
        <draw:line draw:style-name="gr8" draw:text-style-name="P3" draw:layer="layout" svg:x1="9.544cm" svg:y1="3.402cm" svg:x2="9.544cm" svg:y2="2.693cm">
          <text:p/>
        </draw:line>
        <draw:line draw:style-name="gr8" draw:text-style-name="P3" draw:layer="layout" svg:x1="9.544cm" svg:y1="2.693cm" svg:x2="11.528cm" svg:y2="2.693cm">
          <text:p/>
        </draw:line>
        <draw:line draw:style-name="gr8" draw:text-style-name="P3" draw:layer="layout" svg:x1="11.528cm" svg:y1="2.693cm" svg:x2="11.528cm" svg:y2="3.354cm">
          <text:p/>
        </draw:line>
        <draw:frame draw:style-name="gr17" draw:text-style-name="P2" draw:layer="layout" svg:width="1.418cm" svg:height="0.993cm" svg:x="8.882cm" svg:y="5.243cm">
          <draw:text-box>
            <text:p>R1</text:p>
          </draw:text-box>
        </draw:frame>
        <draw:frame draw:style-name="gr11" draw:text-style-name="P2" draw:layer="layout" svg:width="1.889cm" svg:height="0.962cm" svg:x="10.205cm" svg:y="5.292cm">
          <draw:text-box>
            <text:p>1k<text:span text:style-name="T1">Ω</text:span></text:p>
          </draw:text-box>
        </draw:frame>
        <draw:frame draw:style-name="gr18" draw:text-style-name="P6" draw:layer="layout" svg:width="2.409cm" svg:height="1.087cm" svg:x="7.678cm" svg:y="13.087cm">
          <draw:text-box>
            <text:p text:style-name="P5"><text:span text:style-name="T2">100</text:span>k<text:span text:style-name="T1">Ω</text:span></text:p>
          </draw:text-box>
        </draw:frame>
        <draw:frame draw:style-name="gr19" draw:text-style-name="P6" draw:layer="layout" svg:width="2.362cm" svg:height="0.962cm" svg:x="17.292cm" svg:y="14.363cm">
          <draw:text-box>
            <text:p text:style-name="P5">100k<text:span text:style-name="T1">Ω</text:span></text:p>
          </draw:text-box>
        </draw:frame>
        <draw:frame draw:style-name="gr20" draw:text-style-name="P6" draw:layer="layout" svg:width="1.984cm" svg:height="0.962cm" svg:x="2.835cm" svg:y="14.552cm">
          <draw:text-box>
            <text:p text:style-name="P5">1k<text:span text:style-name="T1">Ω</text:span></text:p>
          </draw:text-box>
        </draw:frame>
        <draw:frame draw:style-name="gr11" draw:text-style-name="P2" draw:layer="layout" svg:width="1.89cm" svg:height="0.962cm" svg:x="19.607cm" svg:y="9.543cm">
          <draw:text-box>
            <text:p text:style-name="P5">1k<text:span text:style-name="T1">Ω</text:span></text:p>
          </draw:text-box>
        </draw:frame>
        <draw:frame draw:style-name="gr11" draw:text-style-name="P2" draw:layer="layout" svg:width="2.504cm" svg:height="0.962cm" svg:x="6.048cm" svg:y="6.331cm">
          <draw:text-box>
            <text:p>220nF</text:p>
          </draw:text-box>
        </draw:frame>
        <draw:frame draw:style-name="gr11" draw:text-style-name="P2" draw:layer="layout" svg:width="2.315cm" svg:height="0.962cm" svg:x="21.969cm" svg:y="11.103cm">
          <draw:text-box>
            <text:p>110nF</text:p>
          </draw:text-box>
        </draw:frame>
        <draw:frame draw:style-name="gr11" draw:text-style-name="P2" draw:layer="layout" svg:width="2.127cm" svg:height="0.962cm" svg:x="18.047cm" svg:y="3.967cm">
          <draw:text-box>
            <text:p>10 V</text:p>
          </draw:text-box>
        </draw:frame>
        <draw:frame draw:style-name="gr21" draw:text-style-name="P2" draw:layer="layout" svg:width="2.173cm" svg:height="1.009cm" svg:x="10.96cm" svg:y="11.716cm">
          <draw:text-box>
            <text:p>-10 V</text:p>
          </draw:text-box>
        </draw:frame>
        <presentation:notes draw:style-name="dp2">
          <draw:page-thumbnail draw:style-name="gr22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6-08T11:43:09.045944889</dc:date>
    <meta:editing-duration>PT21H29M28S</meta:editing-duration>
    <meta:editing-cycles>24</meta:editing-cycles>
    <meta:generator>LibreOffice/6.4.6.2$Linux_X86_64 LibreOffice_project/40$Build-2</meta:generator>
    <meta:document-statistic meta:object-count="147"/>
  </office:meta>
</office:document-meta>
</file>